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1c946" officeooo:paragraph-rsid="0011c946" style:font-size-asian="20pt" style:font-size-complex="20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20pt" officeooo:rsid="0011c946" officeooo:paragraph-rsid="0011c946" style:font-size-asian="20pt" style:font-size-complex="20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20pt" officeooo:rsid="0011c946" officeooo:paragraph-rsid="001389b9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11c946" officeooo:paragraph-rsid="0011c946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149ad9" officeooo:paragraph-rsid="00149ad9" style:font-size-asian="20pt" style:font-size-complex="20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20pt" officeooo:rsid="00149ad9" officeooo:paragraph-rsid="00149ad9" style:font-size-asian="20pt" style:font-size-complex="20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20pt" officeooo:rsid="00197ffb" officeooo:paragraph-rsid="00197ffb" style:font-size-asian="20pt" style:font-size-complex="20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20pt" officeooo:rsid="001bce3b" officeooo:paragraph-rsid="001bce3b" style:font-size-asian="20pt" style:font-size-complex="20pt"/>
    </style:style>
    <style:style style:name="P9" style:family="paragraph" style:parent-style-name="Standard">
      <style:text-properties fo:font-size="20pt" fo:font-weight="bold" officeooo:rsid="0011c946" officeooo:paragraph-rsid="0011c946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20pt" officeooo:rsid="0011c946" officeooo:paragraph-rsid="0011c946" fo:background-color="#ffffff" style:font-size-asian="20pt" style:font-size-complex="20pt"/>
    </style:style>
    <style:style style:name="P11" style:family="paragraph" style:parent-style-name="Standard">
      <style:text-properties fo:font-size="20pt" officeooo:rsid="001959d0" officeooo:paragraph-rsid="001959d0" fo:background-color="#ffffff" style:font-size-asian="20pt" style:font-size-complex="20pt"/>
    </style:style>
    <style:style style:name="T1" style:family="text">
      <style:text-properties fo:color="#ce181e"/>
    </style:style>
    <style:style style:name="T2" style:family="text">
      <style:text-properties fo:color="#ce181e" officeooo:rsid="00149ad9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fo:color="#ce181e" fo:font-weight="bold" officeooo:rsid="00149ad9" style:font-weight-asian="bold" style:font-weight-complex="bold"/>
    </style:style>
    <style:style style:name="T5" style:family="text">
      <style:text-properties fo:color="#ce181e" fo:background-color="#fff200" loext:char-shading-value="0"/>
    </style:style>
    <style:style style:name="T6" style:family="text">
      <style:text-properties officeooo:rsid="00149ad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fdb94d"/>
    </style:style>
    <style:style style:name="T10" style:family="text">
      <style:text-properties fo:color="#fdb94d" officeooo:rsid="00149ad9"/>
    </style:style>
    <style:style style:name="T11" style:family="text">
      <style:text-properties fo:color="#d99116"/>
    </style:style>
    <style:style style:name="T12" style:family="text">
      <style:text-properties fo:color="#d99116" officeooo:rsid="00149ad9"/>
    </style:style>
    <style:style style:name="T13" style:family="text">
      <style:text-properties fo:color="#000000"/>
    </style:style>
    <style:style style:name="T14" style:family="text">
      <style:text-properties fo:background-color="#fff200" loext:char-shading-value="0"/>
    </style:style>
    <style:style style:name="T15" style:family="text">
      <style:text-properties fo:background-color="#fff200" loext:char-shading-value="0"/>
    </style:style>
    <style:style style:name="T16" style:family="text">
      <style:text-properties fo:color="#cccccc"/>
    </style:style>
    <style:style style:name="T17" style:family="text">
      <style:text-properties fo:color="#cccccc" fo:background-color="#fff200" loext:char-shading-value="0"/>
    </style:style>
    <style:style style:name="T18" style:family="text">
      <style:text-properties fo:color="#cccccc" fo:background-color="#ffffff"/>
    </style:style>
    <style:style style:name="T19" style:family="text">
      <style:text-properties officeooo:rsid="00197ffb"/>
    </style:style>
    <style:style style:name="T20" style:family="text">
      <style:text-properties officeooo:rsid="00197ffb" fo:background-color="#dddddd" loext:char-shading-value="0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avigation:</text:p>
      <text:p text:style-name="P1"/>
      <text:p text:style-name="P1"/>
      <text:list xml:id="list2486642041" text:style-name="L1">
        <text:list-item>
          <text:p text:style-name="P2">Backgound-color : #CC0000.<text:span text:style-name="T6">(</text:span><text:span text:style-name="T4">MAROON</text:span><text:span text:style-name="T6">)</text:span></text:p>
          <text:p text:style-name="P2"/>
        </text:list-item>
        <text:list-item>
          <text:p text:style-name="P2">Font color : <text:s text:c="8"/>White.</text:p>
        </text:list-item>
        <text:list-item>
          <text:p text:style-name="P7">Font size : <text:s text:c="9"/>12px.</text:p>
          <text:p text:style-name="P6"/>
        </text:list-item>
      </text:list>
      <text:p text:style-name="P5"><text:span text:style-name="T8">FONT</text:span> :</text:p>
      <text:list xml:id="list164013888226104" text:continue-numbering="true" text:style-name="L1">
        <text:list-header>
          <text:p text:style-name="P2"/>
        </text:list-header>
        <text:list-item>
          <text:p text:style-name="P3">Font-style : Arial Black , Times of Roman, Comic sans, Arial Sans Serif .</text:p>
          <text:p text:style-name="P2"/>
        </text:list-item>
        <text:list-item>
          <text:p text:style-name="P2">Heading Type 1 : Color- #<text:span text:style-name="T3">CC0000</text:span><text:span text:style-name="T1"> </text:span><text:span text:style-name="T13">,</text:span> 20px.</text:p>
          <text:p text:style-name="P2"/>
        </text:list-item>
        <text:list-item>
          <text:p text:style-name="P2">Heading Type 2 : Color- <text:span text:style-name="T11">Mango</text:span> , 16px.</text:p>
          <text:p text:style-name="P2"/>
        </text:list-item>
        <text:list-item>
          <text:p text:style-name="P2">Discription : Color- Black , 10px.</text:p>
          <text:p text:style-name="P8"/>
        </text:list-item>
      </text:list>
      <text:p text:style-name="P4"><text:s/></text:p>
      <text:p text:style-name="P9">Footer : </text:p>
      <text:p text:style-name="P1"/>
      <text:p text:style-name="P10">Background-Color : <text:span text:style-name="T20">Light Grey. </text:span></text:p>
      <text:p text:style-name="P11">Color : Black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8T16:15:53.265239296</meta:creation-date>
    <dc:date>2019-06-08T16:40:13.432772467</dc:date>
    <meta:editing-duration>PT24M17S</meta:editing-duration>
    <meta:editing-cycles>9</meta:editing-cycles>
    <meta:generator>LibreOffice/6.0.3.2$Linux_X86_64 LibreOffice_project/00m0$Build-2</meta:generator>
    <meta:document-statistic meta:table-count="0" meta:image-count="0" meta:object-count="0" meta:page-count="1" meta:paragraph-count="20" meta:word-count="73" meta:character-count="356" meta:non-whitespace-character-count="289"/>
  </office:meta>
</office:document-meta>
</file>